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80000011EE6E09F41.png" manifest:media-type="image/png"/>
  <manifest:file-entry manifest:full-path="Pictures/10000000000001980000011E53FBA1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IPAPMincho" svg:font-family="IPAPMincho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title">
      <style:graphic-properties draw:auto-grow-height="true" fo:min-height="3.506cm"/>
    </style:style>
    <style:style style:name="pr6" style:family="presentation" style:parent-style-name="標準-outline1">
      <style:graphic-properties fo:min-height="11.929cm"/>
    </style:style>
    <style:style style:name="pr7" style:family="presentation" style:parent-style-name="標準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6</text:span><text:span text:style-name="T1">月プログラムに関する企画書</text:span><text:span text:style-name="T1"><text:line-break/></text:span><text:span text:style-name="T1">チーム８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draw:frame presentation:style-name="pr3" draw:layer="layout" svg:width="25.199cm" svg:height="3.506cm" svg:x="1.4cm" svg:y="0.837cm" presentation:class="title">
          <draw:text-box>
            <text:p>構成要員氏名（チーム８）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35316013　○川上 大器</text:p>
            <text:p text:style-name="P1">35316018　　近藤 泰成</text:p>
            <text:p text:style-name="P1">35316027　　峠畑 和輝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概要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 text:style-name="P2">上から見た波紋のイメージ</text:p>
              </text:list-item>
              <text:list-item>
                <text:p text:style-name="P2">波紋の色を時間経過で変更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4T18">
        <draw:frame presentation:style-name="pr5" draw:layer="layout" svg:width="25.199cm" svg:height="3.506cm" svg:x="1.4cm" svg:y="0.837cm" presentation:class="title">
          <draw:text-box>
            <text:p>動作イメージ</text:p>
          </draw:text-box>
        </draw:frame>
        <draw:frame presentation:style-name="pr7" draw:layer="layout" svg:width="12.297cm" svg:height="5.809cm" svg:x="1.4cm" svg:y="4.914cm" presentation:class="outline" presentation:user-transformed="true">
          <draw:text-box>
            <text:list text:style-name="L3">
              <text:list-item>
                <text:p>水滴は遠近的にだんだん小さくなり、水面に接触すると波紋になる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3">
              <text:list-item>
                <text:p>時間経過とともに色が変化する</text:p>
              </text:list-item>
            </text:list>
          </draw:text-box>
        </draw:frame>
        <draw:frame draw:style-name="gr2" draw:text-style-name="P1" draw:layer="layout" svg:width="11.687cm" svg:height="8.009cm" svg:x="14.513cm" svg:y="11.391cm" presentation:class="graphic" presentation:user-transformed="true">
          <draw:image xlink:href="Pictures/10000000000001980000011E53FBA1D0.png" xlink:type="simple" xlink:show="embed" xlink:actuate="onLoad">
            <text:p/>
          </draw:image>
        </draw:frame>
        <draw:frame draw:style-name="gr2" draw:text-style-name="P1" draw:layer="layout" svg:width="11.887cm" svg:height="8.009cm" svg:x="1.913cm" svg:y="11.391cm" presentation:class="graphic" presentation:user-transformed="true">
          <draw:image xlink:href="Pictures/10000000000001980000011EE6E09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動作、挙動について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落とす場所はランダム</text:span><text:span text:style-name="T2"><text:line-break/></text:span><text:span text:style-name="T2">rand()</text:span><text:span text:style-name="T2">関数を使って、ランダムで落とす場所を決める。</text:span></text:p>
              </text:list-item>
              <text:list-item>
                <text:p text:style-name="P3"><text:span text:style-name="T2">波形は一定距離進んだら消える</text:span><text:span text:style-name="T2"><text:line-break/></text:span><text:span text:style-name="T2">円の式を用いて、半径の値を制限することで実現。</text:span></text:p>
              </text:list-item>
              <text:list-item>
                <text:p text:style-name="P3"><text:span text:style-name="T2">スピンボタンによって落ちるスパンが変わ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5/31の作業内容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川上…色を変更するための関数を作成</text:span><text:span text:style-name="T2"><text:line-break/></text:span><text:span text:style-name="T2"/></text:p>
              </text:list-item>
              <text:list-item>
                <text:p text:style-name="P3"><text:span text:style-name="T2">近藤…特定の位置から波紋を発生させる動作を作成</text:span><text:span text:style-name="T2"><text:line-break/></text:span><text:span text:style-name="T2"/></text:p>
              </text:list-item>
              <text:list-item>
                <text:p text:style-name="P3"><text:span text:style-name="T2">峠畑…水滴が落ちていく描写を作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6/7の作業内容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5/31の内容が終わってない人は完成させる。<text:line-break/></text:p>
              </text:list-item>
              <text:list-item>
                <text:p>水滴が落ちる動作、波紋、時間による色の変化を<text:line-break/>組み合わせて、完成を目標にしておく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IPAPMincho" svg:font-family="IPAPMincho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PMincho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16:03.234826473</meta:creation-date>
    <dc:date>2018-05-24T16:09:22.028153205</dc:date>
    <meta:editing-duration>PT1H22M44S</meta:editing-duration>
    <meta:editing-cycles>5</meta:editing-cycles>
    <meta:generator>LibreOffice/4.3.7.2$Linux_X86_64 LibreOffice_project/430$Build-2</meta:generator>
    <meta:document-statistic meta:object-count="51"/>
  </office:meta>
</office:document-meta>
</file>